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5423" officeooo:paragraph-rsid="00085423"/>
    </style:style>
    <style:style style:name="P2" style:family="paragraph" style:parent-style-name="Standard">
      <style:text-properties officeooo:rsid="000701bb" officeooo:paragraph-rsid="000701bb"/>
    </style:style>
    <style:style style:name="P3" style:family="paragraph" style:parent-style-name="Heading" style:list-style-name="L2">
      <style:text-properties officeooo:rsid="00073a69" officeooo:paragraph-rsid="00073a69"/>
    </style:style>
    <style:style style:name="P4" style:family="paragraph" style:parent-style-name="Standard" style:list-style-name="L1">
      <style:text-properties officeooo:rsid="000701bb" officeooo:paragraph-rsid="000701bb"/>
    </style:style>
    <style:style style:name="P5" style:family="paragraph" style:parent-style-name="Standard" style:list-style-name="L2">
      <style:text-properties officeooo:rsid="000701bb" officeooo:paragraph-rsid="000701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еориентированные графы</text:p>
      <text:list xml:id="list3163774222" text:style-name="L1">
        <text:list-item>
          <text:p text:style-name="P4">Поиск в глубину</text:p>
        </text:list-item>
        <text:list-item>
          <text:p text:style-name="P4">Поиск в ширину</text:p>
        </text:list-item>
        <text:list-item>
          <text:p text:style-name="P4">Ф — циклы</text:p>
        </text:list-item>
        <text:list-item>
          <text:p text:style-name="P4">Комминояжер</text:p>
        </text:list-item>
      </text:list>
      <text:p text:style-name="P2">Ориентированные графы</text:p>
      <text:list xml:id="list1135799796" text:style-name="L2">
        <text:list-item>
          <text:p text:style-name="P5">Алгоритм Форда — Беклема</text:p>
        </text:list-item>
        <text:list-item>
          <text:p text:style-name="P5">Алгоритм Дейкстры</text:p>
        </text:list-item>
        <text:list-item>
          <text:p text:style-name="P5">Алгоритм Флойда</text:p>
          <text:p text:style-name="P3">Машинное представление графов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4:09:17.839632388</meta:creation-date>
    <meta:generator>LibreOffice/7.2.0.4$Linux_X86_64 LibreOffice_project/fa0a9af5681a0acc7909a705f92c1ada8a658552</meta:generator>
    <dc:date>2021-09-08T18:59:39.742508307</dc:date>
    <meta:editing-duration>PT1H25M49S</meta:editing-duration>
    <meta:editing-cycles>2</meta:editing-cycles>
    <meta:document-statistic meta:table-count="0" meta:image-count="0" meta:object-count="0" meta:page-count="1" meta:paragraph-count="10" meta:word-count="31" meta:character-count="186" meta:non-whitespace-character-count="171"/>
  </office:meta>
</office:document-meta>
</file>